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9ae67" officeooo:paragraph-rsid="001b3c8c"/>
    </style:style>
    <style:style style:name="P2" style:family="paragraph" style:parent-style-name="Standard">
      <style:text-properties officeooo:rsid="0019ae67" officeooo:paragraph-rsid="001b828e"/>
    </style:style>
    <style:style style:name="T1" style:family="text">
      <style:text-properties officeooo:rsid="001a1c5a"/>
    </style:style>
    <style:style style:name="T2" style:family="text">
      <style:text-properties officeooo:rsid="001b3c8c"/>
    </style:style>
    <style:style style:name="T3" style:family="text">
      <style:text-properties officeooo:rsid="001b828e"/>
    </style:style>
    <style:style style:name="T4" style:family="text">
      <style:text-properties officeooo:rsid="001c21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igh throughput single cell PCR <text:span text:style-name="T2">experiments</text:span> <text:span text:style-name="T2">e.g based on the</text:span> Fluidigm system create a rather messy, <text:span text:style-name="T3">work intensive </text:span>mass of data. <text:span text:style-name="T3">To help in the analysis w</text:span>e have developed a web based tool (HTPCR) that implements the whole analysis pipeline. </text:p>
      <text:p text:style-name="P2">Starting from the upload of the Fluidigm csv files <text:span text:style-name="T3">(</text:span>including merging of consecutive plates<text:span text:style-name="T3">) you can </text:span>pre-filte<text:span text:style-name="T3">r</text:span> and normaliz<text:span text:style-name="T3">e the data</text:span>, <text:span text:style-name="T3">followed by</text:span> grouping of the analyzed samples based on 1D <text:span text:style-name="T1">and</text:span> 2D expression measurements <text:span text:style-name="T3">or</text:span> <text:span text:style-name="T1">none supervised clustering on PCA or raw measurements. In addition you can visualize the differences using heatmaps and</text:span> <text:span text:style-name="T4">violin plots of the expression values.</text:span></text:p>
      <text:p text:style-name="P1"><text:span text:style-name="T1">Finally you can download the used analysis scripts, the merged expression table and all plots as zip archive. Your data will not be stored on the server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8T08:04:04.355572117</meta:creation-date>
    <dc:date>2014-08-18T09:54:09.801459704</dc:date>
    <meta:editing-duration>PT1H34M54S</meta:editing-duration>
    <meta:editing-cycles>3</meta:editing-cycles>
    <meta:generator>LibreOffice/4.2.5.2$Linux_X86_64 LibreOffice_project/420$Build-2</meta:generator>
    <meta:document-statistic meta:table-count="0" meta:image-count="0" meta:object-count="0" meta:page-count="1" meta:paragraph-count="3" meta:word-count="127" meta:character-count="779" meta:non-whitespace-character-count="654"/>
  </office:meta>
</office:document-meta>
</file>